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3840000025801E473F45B5D20FDE.png" manifest:media-type="image/png"/>
  <manifest:file-entry manifest:full-path="Pictures/10000001000016A4000012E8174CBC33C0FB75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3.87cm, 7.743cm, 1.934cm, 8.06cm)" draw:image-opacity="100%" style:mirror="non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18.859cm" svg:height="15.749cm" svg:x="4.656cm" svg:y="0.037cm">
          <draw:image xlink:href="Pictures/10000001000016A4000012E8174CBC33C0FB75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draw:style-name="gr3" draw:text-style-name="P3" draw:layer="layout" svg:width="17.499cm" svg:height="13.499cm" svg:x="5.1cm" svg:y="1cm">
          <draw:image xlink:href="Pictures/1000000100003840000025801E473F45B5D20F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30T15:58:16.304000000</meta:creation-date>
    <dc:date>2023-08-20T13:56:13.826000000</dc:date>
    <meta:editing-duration>PT7M18S</meta:editing-duration>
    <meta:editing-cycles>3</meta:editing-cycles>
    <meta:generator>LibreOffice/7.2.7.2$Windows_X86_64 LibreOffice_project/8d71d29d553c0f7dcbfa38fbfda25ee34cce99a2</meta:generator>
    <meta:document-statistic meta:object-count="27"/>
  </office:meta>
</office:document-meta>
</file>